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paragraph-rsid="000aec51"/>
    </style:style>
    <style:style style:name="P2" style:family="paragraph" style:parent-style-name="Standard">
      <style:paragraph-properties fo:line-height="150%"/>
      <style:text-properties officeooo:rsid="000aec51" officeooo:paragraph-rsid="000aec51"/>
    </style:style>
    <style:style style:name="P3" style:family="paragraph" style:parent-style-name="Standard">
      <style:paragraph-properties fo:line-height="150%"/>
      <style:text-properties officeooo:rsid="000d000c" officeooo:paragraph-rsid="000d000c"/>
    </style:style>
    <style:style style:name="P4" style:family="paragraph" style:parent-style-name="Heading_20_1">
      <style:paragraph-properties fo:line-height="150%"/>
    </style:style>
    <style:style style:name="P5" style:family="paragraph" style:parent-style-name="Heading_20_2">
      <style:paragraph-properties fo:line-height="150%"/>
      <style:text-properties officeooo:rsid="000aec51" officeooo:paragraph-rsid="000aec51"/>
    </style:style>
    <style:style style:name="P6" style:family="paragraph" style:parent-style-name="Heading_20_2">
      <style:paragraph-properties fo:line-height="150%"/>
    </style:style>
    <style:style style:name="P7" style:family="paragraph" style:parent-style-name="Standard">
      <style:paragraph-properties fo:line-height="150%"/>
      <style:text-properties officeooo:rsid="001281b1" officeooo:paragraph-rsid="001281b1"/>
    </style:style>
    <style:style style:name="P8" style:family="paragraph" style:parent-style-name="Standard">
      <style:paragraph-properties fo:line-height="150%"/>
      <style:text-properties officeooo:rsid="0013e07c" officeooo:paragraph-rsid="0013e07c"/>
    </style:style>
    <style:style style:name="P9" style:family="paragraph" style:parent-style-name="Standard">
      <style:paragraph-properties fo:line-height="150%"/>
      <style:text-properties officeooo:rsid="00184708" officeooo:paragraph-rsid="00184708"/>
    </style:style>
    <style:style style:name="P10" style:family="paragraph" style:parent-style-name="Standard">
      <style:paragraph-properties fo:line-height="150%"/>
      <style:text-properties officeooo:rsid="001dde30" officeooo:paragraph-rsid="001dde30"/>
    </style:style>
    <style:style style:name="P11" style:family="paragraph" style:parent-style-name="Heading_20_2">
      <style:paragraph-properties fo:line-height="150%"/>
    </style:style>
    <style:style style:name="P12" style:family="paragraph" style:parent-style-name="Heading_20_1" style:master-page-name="Standard">
      <style:paragraph-properties fo:line-height="150%" style:page-number="auto"/>
      <style:text-properties officeooo:paragraph-rsid="000aec51"/>
    </style:style>
    <style:style style:name="T1" style:family="text">
      <style:text-properties officeooo:rsid="000aec51"/>
    </style:style>
    <style:style style:name="T2" style:family="text">
      <style:text-properties officeooo:rsid="000b1ac3"/>
    </style:style>
    <style:style style:name="T3" style:family="text">
      <style:text-properties officeooo:rsid="000d8d21"/>
    </style:style>
    <style:style style:name="T4" style:family="text">
      <style:text-properties officeooo:rsid="00157d43"/>
    </style:style>
    <style:style style:name="T5" style:family="text">
      <style:text-properties officeooo:rsid="0019e5db"/>
    </style:style>
    <style:style style:name="T6" style:family="text">
      <style:text-properties fo:font-weight="bold" officeooo:rsid="0019e5db"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h text:style-name="P12" text:outline-level="1"><text:span text:style-name="T1">3</text:span> <text:span text:style-name="T1">Results</text:span></text:h>
      <text:h text:style-name="P5" text:outline-level="2">Overview</text:h>
      <text:p text:style-name="P3">To solve the task of predicting user based attractiveness ratings we focused on a neural network approach as described in section 2. <text:span text:style-name="T3">Due to the manifold possibilities of casting the problem, and the number of hyperparameters that need to be chosen, we have conducted extensive experiments to establish which formulations work best. For the sake of completeness, we outline not only the best results, but describe which general approaches were less successful as well. </text:span></text:p>
      <text:p text:style-name="P7">We compare our models to the k-Nearest Neighbors (KNN) classifier and the Support Vector Machine (SVM). In order to achieve better results we also combine our neural network with KNN and SVM classifiers to form a stacked ensemble.</text:p>
      <text:p text:style-name="P8">For our experiments, we partitioned our dataset into a validation set, that contains at least one example, and at most seven, of each rating (0,1,2,3,4,5), and a train/test set that contains the remaining images. We choose a train/test split of 0.95/0.05 to maximize our performance.</text:p>
      <text:p text:style-name="P8">Since the goal of our project is to provide recommendations for people the user may find attractive, our most critical performance measure shall be precision and recall on faces within the validation set, that receive a rating greater or equal to 4. <text:span text:style-name="T4">Furthermore we evaluate on accuracy over all images in the train, test and validation sets.</text:span></text:p>
      <text:p text:style-name="P2"/>
      <text:h text:style-name="P6" text:outline-level="2">Neural Network Model<text:span text:style-name="T2">s</text:span></text:h>
      <text:p text:style-name="P9">In the following we will present results for three main approaches: Regression, classification and ordinal regression. <text:span text:style-name="T5">We use the same neural network architecture as described in section 2 (</text:span><text:span text:style-name="T6">Figure 2</text:span><text:span text:style-name="T5">) and only adjust the activation function for the last layer (linear for regression, softmax for classification, sigmoid for ordinal regression) as well as the loss function (mean absolute error, categorical crossentropy, binary crossentropy).</text:span></text:p>
      <text:p text:style-name="P10">We train for up to 500 epochs, terminating earlier if validation loss has not improved within 10 epochs. </text:p>
      <text:h text:style-name="P6" text:outline-level="2">Comparison to KNN and SVM</text:h>
      <text:h text:style-name="Heading_20_2" text:outline-level="2">Ensemble (?)</text:h>
      <text:p text:style-name="P1"/>
      <text:h text:style-name="P4" text:outline-level="1">4 Discussion and 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text-align="center" style:justify-single-word="false" fo:keep-together="always"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1665in" loext:contextual-spacing="false" fo:line-height="150%" fo:keep-together="always" fo:keep-with-next="always"/>
      <style:text-properties fo:color="#000000"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size-complex="13pt"/>
    </style:style>
    <style:style style:name="EndNote_20_Bibliography" style:display-name="EndNote Bibliography" style:family="paragraph" style:parent-style-name="Standard" style:default-outline-level="">
      <style:paragraph-properties fo:line-height="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29:41.225108202</meta:creation-date>
    <dc:date>2018-03-20T18:07:30.003881707</dc:date>
    <meta:editing-duration>PT3H22M24S</meta:editing-duration>
    <meta:editing-cycles>14</meta:editing-cycles>
    <meta:generator>LibreOffice/5.1.6.2$Linux_X86_64 LibreOffice_project/10m0$Build-2</meta:generator>
    <meta:document-statistic meta:table-count="0" meta:image-count="0" meta:object-count="0" meta:page-count="1" meta:paragraph-count="12" meta:word-count="312" meta:character-count="1971" meta:non-whitespace-character-count="1669"/>
  </office:meta>
</office:document-meta>
</file>